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style:vertical-align="auto" fo:line-height="150%"/>
      <style:text-properties style:font-name="Times New Roman" style:font-name-asian="Times New Roman" style:font-name-complex="Times New Roman" fo:color="#000000" style:letter-kerning="false" style:language-asian="pt" style:country-asian="BR" style:language-complex="ar" style:country-complex="SA" fo:hyphenate="true"/>
    </style:style>
    <style:style style:name="P2" style:parent-style-name="Normal" style:family="paragraph">
      <style:paragraph-properties fo:text-align="center" style:vertical-align="auto" fo:line-height="150%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3" style:parent-style-name="Normal" style:family="paragraph">
      <style:paragraph-properties fo:text-align="center" style:vertical-align="auto" fo:line-height="150%"/>
      <style:text-properties style:font-name="Times New Roman" style:font-name-complex="Times New Roman" fo:color="#000000" fo:hyphenate="true"/>
    </style:style>
    <style:style style:name="P4" style:parent-style-name="Normal" style:family="paragraph">
      <style:paragraph-properties fo:text-align="center" style:vertical-align="auto" fo:line-height="150%"/>
      <style:text-properties style:font-name="Times New Roman" style:font-name-asian="Times New Roman" style:font-name-complex="Times New Roman" fo:color="#000000" style:letter-kerning="false" style:language-asian="pt" style:country-asian="BR" style:language-complex="ar" style:country-complex="SA" fo:hyphenate="true"/>
    </style:style>
    <style:style style:name="P5" style:parent-style-name="Normal" style:family="paragraph">
      <style:paragraph-properties fo:text-align="center" style:vertical-align="auto" fo:line-height="150%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6" style:parent-style-name="Normal" style:family="paragraph">
      <style:paragraph-properties fo:text-align="center" style:vertical-align="auto" fo:line-height="150%"/>
      <style:text-properties fo:hyphenate="true"/>
    </style:style>
    <style:style style:name="T7" style:parent-style-name="Fonteparág.padrão" style:family="text">
      <style:text-properties style:font-name="Times New Roman" style:font-name-asian="Times New Roman" style:font-name-complex="Times New Roman" fo:color="#000000" style:letter-kerning="false" style:language-asian="pt" style:country-asian="BR" style:language-complex="ar" style:country-complex="SA"/>
    </style:style>
    <style:style style:name="P8" style:parent-style-name="Standard" style:family="paragraph">
      <style:paragraph-properties fo:line-height="150%"/>
      <style:text-properties style:font-name="Times New Roman" style:font-name-complex="Times New Roman" fo:color="#000000" fo:background-color="#FFFFFF"/>
    </style:style>
    <style:style style:name="P9" style:parent-style-name="Standard" style:family="paragraph">
      <style:paragraph-properties fo:text-align="center" fo:line-height="150%"/>
      <style:text-properties style:font-name="Times New Roman" style:font-name-complex="Times New Roman" fo:color="#000000" fo:background-color="#FFFFFF"/>
    </style:style>
    <style:style style:name="P10" style:parent-style-name="Standard" style:family="paragraph">
      <style:paragraph-properties fo:text-align="justify" fo:line-height="150%"/>
      <style:text-properties style:font-name="Times New Roman" style:font-name-complex="Times New Roman" fo:color="#000000" fo:background-color="#FFFFFF"/>
    </style:style>
    <style:style style:name="P11" style:parent-style-name="Textbody" style:family="paragraph">
      <style:paragraph-properties fo:text-align="center" fo:margin-bottom="0in" fo:line-height="150%"/>
    </style:style>
    <style:style style:name="T12" style:parent-style-name="Fonteparág.padrão" style:family="text">
      <style:text-properties style:font-name="Times New Roman" style:font-name-complex="Times New Roman" fo:color="#000000" fo:background-color="#FFFFFF"/>
    </style:style>
    <style:style style:name="T13" style:parent-style-name="Fonteparág.padrão" style:family="text">
      <style:text-properties style:font-name="Times New Roman" style:font-name-complex="Times New Roman" fo:color="#000000" fo:background-color="#FFFFFF"/>
    </style:style>
    <style:style style:name="P14" style:parent-style-name="Standard" style:family="paragraph">
      <style:paragraph-properties fo:text-align="justify" fo:line-height="150%" fo:text-indent="0.4923in"/>
    </style:style>
    <style:style style:name="T15" style:parent-style-name="Fonteparág.padrão" style:family="text">
      <style:text-properties style:font-name="Times New Roman" style:font-name-complex="Times New Roman" fo:color="#000000" fo:background-color="#FFFFFF"/>
    </style:style>
    <style:style style:name="T16" style:parent-style-name="q" style:family="text">
      <style:text-properties style:font-name="Times New Roman" style:font-name-complex="Times New Roman" fo:color="#000000" fo:background-color="#FFFFFF"/>
    </style:style>
    <style:style style:name="T17" style:parent-style-name="Fonteparág.padrão" style:family="text">
      <style:text-properties style:font-name="Times New Roman" style:font-name-complex="Times New Roman" fo:color="#000000" fo:background-color="#FFFFFF"/>
    </style:style>
    <style:style style:name="T18" style:parent-style-name="Fonteparág.padrão" style:family="text">
      <style:text-properties style:font-name="Times New Roman" style:font-name-complex="Times New Roman" fo:color="#000000" fo:background-color="#FFFFFF"/>
    </style:style>
    <style:style style:name="P19" style:parent-style-name="Standard" style:family="paragraph">
      <style:paragraph-properties fo:text-align="justify" fo:line-height="150%"/>
      <style:text-properties style:font-name="Times New Roman" style:font-name-complex="Times New Roman" fo:background-color="#FFFFFF"/>
    </style:style>
    <style:style style:name="P20" style:parent-style-name="Textbody" style:family="paragraph">
      <style:paragraph-properties fo:text-align="center" fo:margin-bottom="0in" fo:line-height="150%"/>
    </style:style>
    <style:style style:name="T21" style:parent-style-name="Fonteparág.padrão" style:family="text">
      <style:text-properties style:font-name="Times New Roman" style:font-name-complex="Times New Roman" fo:color="#000000" fo:background-color="#FFFFFF"/>
    </style:style>
    <style:style style:name="T22" style:parent-style-name="Fonteparág.padrão" style:family="text">
      <style:text-properties style:font-name="Times New Roman" style:font-name-complex="Times New Roman" fo:color="#000000" fo:background-color="#FFFFFF"/>
    </style:style>
    <style:style style:name="P23" style:parent-style-name="Textbody" style:family="paragraph">
      <style:paragraph-properties fo:text-align="justify" fo:margin-bottom="0in" fo:line-height="150%" fo:text-indent="0.4923in"/>
    </style:style>
    <style:style style:name="T24" style:parent-style-name="Fonteparág.padrão" style:family="text">
      <style:text-properties style:font-name="Times New Roman" style:font-name-complex="Times New Roman" fo:color="#000000" fo:background-color="#FFFFFF"/>
    </style:style>
    <style:style style:name="T25" style:parent-style-name="Fonteparág.padrão" style:family="text">
      <style:text-properties style:font-name="Times New Roman" style:font-name-complex="Times New Roman" fo:color="#000000" fo:background-color="#FFFFFF"/>
    </style:style>
    <style:style style:name="T26" style:parent-style-name="Fonteparág.padrão" style:family="text">
      <style:text-properties style:font-name="Times New Roman" style:font-name-complex="Times New Roman" fo:color="#000000" fo:background-color="#FFFFFF"/>
    </style:style>
    <style:style style:name="T27" style:parent-style-name="Ênfase" style:family="text">
      <style:text-properties style:font-name="Times New Roman" style:font-name-complex="Times New Roman" fo:color="#000000" fo:background-color="#FFFFFF"/>
    </style:style>
    <style:style style:name="T28" style:parent-style-name="Fonteparág.padrão" style:family="text">
      <style:text-properties style:font-name="Times New Roman" style:font-name-complex="Times New Roman" fo:color="#000000" fo:background-color="#FFFFFF"/>
    </style:style>
    <style:style style:name="P29" style:parent-style-name="Textbody" style:family="paragraph">
      <style:paragraph-properties fo:text-align="justify" fo:margin-bottom="0in" fo:line-height="150%"/>
      <style:text-properties style:font-name="Times New Roman" style:font-name-complex="Times New Roman" fo:background-color="#FFFFFF"/>
    </style:style>
    <style:style style:name="P30" style:parent-style-name="Textbody" style:family="paragraph">
      <style:paragraph-properties fo:text-align="center" fo:margin-bottom="0in" fo:line-height="150%"/>
    </style:style>
    <style:style style:name="T31" style:parent-style-name="Fonteparág.padrão" style:family="text">
      <style:text-properties style:font-name="Times New Roman" style:font-name-complex="Times New Roman" fo:color="#000000" fo:background-color="#FFFFFF"/>
    </style:style>
    <style:style style:name="T32" style:parent-style-name="Fonteparág.padrão" style:family="text">
      <style:text-properties style:font-name="Times New Roman" style:font-name-complex="Times New Roman" fo:color="#000000" fo:background-color="#FFFFFF"/>
    </style:style>
    <style:style style:name="P33" style:parent-style-name="Textbody" style:family="paragraph">
      <style:paragraph-properties fo:text-align="justify" fo:margin-bottom="0in" fo:line-height="150%" fo:text-indent="0.4923in"/>
    </style:style>
    <style:style style:name="T34" style:parent-style-name="Fonteparág.padrão" style:family="text">
      <style:text-properties style:font-name="Times New Roman" style:font-name-complex="Times New Roman" fo:color="#000000" fo:background-color="#FFFFFF"/>
    </style:style>
    <style:style style:name="T35" style:parent-style-name="Fonteparág.padrão" style:family="text">
      <style:text-properties style:font-name="Times New Roman" style:font-name-complex="Times New Roman" fo:color="#000000" fo:background-color="#FFFFFF"/>
    </style:style>
    <style:style style:name="P36" style:parent-style-name="Standard" style:family="paragraph">
      <style:paragraph-properties fo:text-align="justify" fo:line-height="150%"/>
      <style:text-properties style:font-name="Times New Roman" style:font-name-complex="Times New Roman" fo:background-color="#FFFFFF"/>
    </style:style>
    <style:style style:name="P37" style:parent-style-name="Standard" style:family="paragraph">
      <style:paragraph-properties fo:text-align="center" fo:line-height="150%"/>
      <style:text-properties style:font-name="Times New Roman" style:font-name-complex="Times New Roman" fo:color="#000000" fo:background-color="#FFFFFF"/>
    </style:style>
    <style:style style:name="P38" style:parent-style-name="Standard" style:family="paragraph">
      <style:paragraph-properties fo:text-align="center" fo:line-height="150%"/>
    </style:style>
    <style:style style:name="P39" style:parent-style-name="Textbody" style:family="paragraph">
      <style:paragraph-properties fo:text-align="justify" fo:margin-bottom="0in" fo:line-height="150%" fo:text-indent="0.4923in"/>
    </style:style>
    <style:style style:name="T40" style:parent-style-name="Fonteparág.padrão" style:family="text">
      <style:text-properties style:font-name="Times New Roman" style:font-name-complex="Times New Roman" fo:color="#000000" fo:background-color="#FFFFFF"/>
    </style:style>
    <style:style style:name="T41" style:parent-style-name="Fonteparág.padrão" style:family="text">
      <style:text-properties style:font-name="Times New Roman" style:font-name-complex="Times New Roman" fo:color="#000000" fo:background-color="#FFFFFF"/>
    </style:style>
    <style:style style:name="T42" style:parent-style-name="Fonteparág.padrão" style:family="text">
      <style:text-properties style:font-name="Times New Roman" style:font-name-complex="Times New Roman" fo:color="#000000" fo:background-color="#FFFFFF"/>
    </style:style>
    <style:style style:name="T43" style:parent-style-name="Fonteparág.padrão" style:family="text">
      <style:text-properties style:font-name="Times New Roman" style:font-name-complex="Times New Roman" fo:color="#000000" fo:background-color="#FFFFFF"/>
    </style:style>
    <style:style style:name="T44" style:parent-style-name="Fonteparág.padrão" style:family="text">
      <style:text-properties style:font-name="Times New Roman" style:font-name-complex="Times New Roman" fo:color="#000000" fo:background-color="#FFFFFF"/>
    </style:style>
    <style:style style:name="T45" style:parent-style-name="Fonteparág.padrão" style:family="text">
      <style:text-properties style:font-name="Times New Roman" style:font-name-complex="Times New Roman" fo:color="#000000" fo:background-color="#FFFFFF"/>
    </style:style>
    <style:style style:name="T46" style:parent-style-name="Fonteparág.padrão" style:family="text">
      <style:text-properties style:font-name="Times New Roman" style:font-name-complex="Times New Roman" fo:color="#000000" fo:background-color="#FFFFFF"/>
    </style:style>
    <style:style style:name="T47" style:parent-style-name="Fonteparág.padrão" style:family="text">
      <style:text-properties style:font-name="Times New Roman" style:font-name-complex="Times New Roman" fo:color="#000000" fo:background-color="#FFFFFF"/>
    </style:style>
    <style:style style:name="T48" style:parent-style-name="Fonteparág.padrão" style:family="text">
      <style:text-properties style:font-name="Times New Roman" style:font-name-complex="Times New Roman" fo:color="#000000" fo:background-color="#FFFFFF"/>
    </style:style>
    <style:style style:name="T49" style:parent-style-name="Fonteparág.padrão" style:family="text">
      <style:text-properties style:font-name="Times New Roman" style:font-name-complex="Times New Roman" fo:color="#000000" fo:background-color="#FFFFFF"/>
    </style:style>
    <style:style style:name="T50" style:parent-style-name="Fonteparág.padrão" style:family="text">
      <style:text-properties style:font-name="Times New Roman" style:font-name-complex="Times New Roman" fo:font-style="italic" style:font-style-asian="italic" fo:color="#000000" fo:background-color="#FFFFFF"/>
    </style:style>
    <style:style style:name="T51" style:parent-style-name="Fonteparág.padrão" style:family="text">
      <style:text-properties style:font-name="Times New Roman" style:font-name-complex="Times New Roman" fo:color="#000000" fo:background-color="#FFFFFF"/>
    </style:style>
    <style:style style:name="T52" style:parent-style-name="Fonteparág.padrão" style:family="text">
      <style:text-properties style:font-name="Times New Roman" style:font-name-complex="Times New Roman" fo:color="#000000" fo:background-color="#FFFFFF"/>
    </style:style>
    <style:style style:name="P53" style:parent-style-name="Textbody" style:family="paragraph">
      <style:paragraph-properties fo:text-align="justify" fo:margin-bottom="0in" fo:line-height="150%" fo:text-indent="0.4923in"/>
    </style:style>
    <style:style style:name="T54" style:parent-style-name="Fonteparág.padrão" style:family="text">
      <style:text-properties style:font-name="Times New Roman" style:font-name-complex="Times New Roman" fo:color="#000000" fo:background-color="#FFFFFF"/>
    </style:style>
    <style:style style:name="T55" style:parent-style-name="Fonteparág.padrão" style:family="text">
      <style:text-properties style:font-name="Times New Roman" style:font-name-complex="Times New Roman" fo:color="#000000" fo:background-color="#FFFFFF"/>
    </style:style>
    <style:style style:name="T56" style:parent-style-name="Fonteparág.padrão" style:family="text">
      <style:text-properties style:font-name="Times New Roman" style:font-name-complex="Times New Roman" fo:color="#000000" fo:background-color="#FFFFFF"/>
    </style:style>
    <style:style style:name="T57" style:parent-style-name="Fonteparág.padrão" style:family="text">
      <style:text-properties style:font-name="Times New Roman" style:font-name-complex="Times New Roman" fo:color="#000000" fo:background-color="#FFFFFF"/>
    </style:style>
    <style:style style:name="T58" style:parent-style-name="Fonteparág.padrão" style:family="text">
      <style:text-properties style:font-name="Times New Roman" style:font-name-complex="Times New Roman" fo:color="#000000" fo:background-color="#FFFFFF"/>
    </style:style>
    <style:style style:name="T59" style:parent-style-name="Fonteparág.padrão" style:family="text">
      <style:text-properties style:font-name="Times New Roman" style:font-name-complex="Times New Roman" fo:font-style="italic" style:font-style-asian="italic" fo:color="#000000" fo:background-color="#FFFFFF"/>
    </style:style>
    <style:style style:name="T60" style:parent-style-name="Fonteparág.padrão" style:family="text">
      <style:text-properties style:font-name="Times New Roman" style:font-name-complex="Times New Roman" fo:color="#000000" fo:background-color="#FFFFFF"/>
    </style:style>
    <style:style style:name="T61" style:parent-style-name="Fonteparág.padrão" style:family="text">
      <style:text-properties style:font-name="Times New Roman" style:font-name-complex="Times New Roman" fo:color="#000000" fo:background-color="#FFFFFF"/>
    </style:style>
    <style:style style:name="T62" style:parent-style-name="Fonteparág.padrão" style:family="text">
      <style:text-properties style:font-name="Times New Roman" style:font-name-complex="Times New Roman" fo:color="#000000" fo:background-color="#FFFFFF"/>
    </style:style>
    <style:style style:name="T63" style:parent-style-name="Fonteparág.padrão" style:family="text">
      <style:text-properties style:font-name="Times New Roman" style:font-name-complex="Times New Roman" fo:color="#000000" fo:background-color="#FFFFFF"/>
    </style:style>
    <style:style style:name="T64" style:parent-style-name="Fonteparág.padrão" style:family="text">
      <style:text-properties style:font-name="Times New Roman" style:font-name-complex="Times New Roman" fo:color="#000000" fo:background-color="#FFFFFF"/>
    </style:style>
    <style:style style:name="T65" style:parent-style-name="Fonteparág.padrão" style:family="text">
      <style:text-properties style:font-name="Times New Roman" style:font-name-complex="Times New Roman" fo:color="#000000" fo:background-color="#FFFFFF"/>
    </style:style>
    <style:style style:name="T66" style:parent-style-name="Fonteparág.padrão" style:family="text">
      <style:text-properties style:font-name="Times New Roman" style:font-name-complex="Times New Roman" fo:color="#000000" fo:background-color="#FFFFFF"/>
    </style:style>
    <style:style style:name="T67" style:parent-style-name="Fonteparág.padrão" style:family="text">
      <style:text-properties style:font-name="Times New Roman" style:font-name-complex="Times New Roman" fo:color="#000000" fo:background-color="#FFFFFF"/>
    </style:style>
    <style:style style:name="T68" style:parent-style-name="Fonteparág.padrão" style:family="text">
      <style:text-properties style:font-name="Times New Roman" style:font-name-complex="Times New Roman" fo:color="#000000" fo:background-color="#FFFFFF"/>
    </style:style>
    <style:style style:name="T69" style:parent-style-name="Fonteparág.padrão" style:family="text">
      <style:text-properties style:font-name="Times New Roman" style:font-name-complex="Times New Roman" fo:color="#000000" fo:background-color="#FFFFFF"/>
    </style:style>
    <style:style style:name="T70" style:parent-style-name="Fonteparág.padrão" style:family="text">
      <style:text-properties style:font-name="Times New Roman" style:font-name-complex="Times New Roman" fo:color="#000000" fo:background-color="#FFFFFF"/>
    </style:style>
    <style:style style:name="T71" style:parent-style-name="Fonteparág.padrão" style:family="text">
      <style:text-properties style:font-name="Times New Roman" style:font-name-complex="Times New Roman" fo:color="#000000" fo:background-color="#FFFFFF"/>
    </style:style>
    <style:style style:name="T72" style:parent-style-name="Fonteparág.padrão" style:family="text">
      <style:text-properties style:font-name="Times New Roman" style:font-name-complex="Times New Roman" fo:color="#000000" fo:background-color="#FFFFFF"/>
    </style:style>
    <style:style style:name="T73" style:parent-style-name="Fonteparág.padrão" style:family="text">
      <style:text-properties style:font-name="Times New Roman" style:font-name-complex="Times New Roman" fo:color="#000000" fo:background-color="#FFFFFF"/>
    </style:style>
    <style:style style:name="T74" style:parent-style-name="Fonteparág.padrão" style:family="text">
      <style:text-properties style:font-name="Times New Roman" style:font-name-complex="Times New Roman" fo:color="#000000" fo:background-color="#FFFFFF"/>
    </style:style>
    <style:style style:name="T75" style:parent-style-name="Fonteparág.padrão" style:family="text">
      <style:text-properties style:font-name="Times New Roman" style:font-name-complex="Times New Roman" fo:color="#000000" fo:background-color="#FFFFFF"/>
    </style:style>
    <style:style style:name="T76" style:parent-style-name="Fonteparág.padrão" style:family="text">
      <style:text-properties style:font-name="Times New Roman" style:font-name-complex="Times New Roman" fo:color="#000000" fo:background-color="#FFFFFF"/>
    </style:style>
    <style:style style:name="P77" style:parent-style-name="Textbody" style:family="paragraph">
      <style:paragraph-properties fo:text-align="justify" fo:margin-bottom="0in" fo:line-height="150%" fo:text-indent="0.4923in"/>
    </style:style>
    <style:style style:name="P78" style:parent-style-name="Textbody" style:family="paragraph">
      <style:paragraph-properties fo:text-align="center" fo:margin-bottom="0in" fo:line-height="150%"/>
    </style:style>
    <style:style style:name="T79" style:parent-style-name="Fonteparág.padrão" style:family="text">
      <style:text-properties style:font-name="Times New Roman" style:font-name-complex="Times New Roman" fo:color="#000000" fo:background-color="#FFFFFF"/>
    </style:style>
    <style:style style:name="T80" style:parent-style-name="Fonteparág.padrão" style:family="text">
      <style:text-properties style:font-name="Times New Roman" style:font-name-complex="Times New Roman" fo:color="#000000" fo:background-color="#FFFFFF"/>
    </style:style>
    <style:style style:name="T81" style:parent-style-name="Fonteparág.padrão" style:family="text">
      <style:text-properties style:font-name="Times New Roman" style:font-name-complex="Times New Roman" fo:color="#000000" fo:background-color="#FFFFFF"/>
    </style:style>
    <style:style style:name="P82" style:parent-style-name="Textbody" style:family="paragraph">
      <style:paragraph-properties fo:text-align="justify" fo:margin-bottom="0in" fo:line-height="150%" fo:text-indent="0.4923in"/>
    </style:style>
    <style:style style:name="T83" style:parent-style-name="Fonteparág.padrão" style:family="text">
      <style:text-properties style:font-name="Times New Roman" style:font-name-complex="Times New Roman" fo:color="#000000" fo:background-color="#FFFFFF"/>
    </style:style>
    <style:style style:name="T84" style:parent-style-name="Fonteparág.padrão" style:family="text">
      <style:text-properties style:font-name="Times New Roman" style:font-name-complex="Times New Roman" fo:color="#000000" fo:background-color="#FFFFFF"/>
    </style:style>
    <style:style style:name="T85" style:parent-style-name="Fonteparág.padrão" style:family="text">
      <style:text-properties style:font-name="Times New Roman" style:font-name-complex="Times New Roman" fo:color="#000000" fo:background-color="#FFFFFF"/>
    </style:style>
    <style:style style:name="T86" style:parent-style-name="Fonteparág.padrão" style:family="text">
      <style:text-properties style:font-name="Times New Roman" style:font-name-complex="Times New Roman" fo:color="#000000" fo:background-color="#FFFFFF"/>
    </style:style>
    <style:style style:name="T87" style:parent-style-name="Fonteparág.padrão" style:family="text">
      <style:text-properties style:font-name="Times New Roman" style:font-name-complex="Times New Roman" fo:color="#000000" fo:background-color="#FFFFFF"/>
    </style:style>
    <style:style style:name="T88" style:parent-style-name="Fonteparág.padrão" style:family="text">
      <style:text-properties style:font-name="Times New Roman" style:font-name-complex="Times New Roman" fo:font-style="italic" style:font-style-asian="italic" fo:color="#000000" fo:background-color="#FFFFFF"/>
    </style:style>
    <style:style style:name="T89" style:parent-style-name="Fonteparág.padrão" style:family="text">
      <style:text-properties style:font-name="Times New Roman" style:font-name-complex="Times New Roman" fo:color="#000000" fo:background-color="#FFFFFF"/>
    </style:style>
    <style:style style:name="T90" style:parent-style-name="Fonteparág.padrão" style:family="text">
      <style:text-properties style:font-name="Times New Roman" style:font-name-complex="Times New Roman" fo:color="#000000" fo:background-color="#FFFFFF"/>
    </style:style>
    <style:style style:name="T91" style:parent-style-name="Fonteparág.padrão" style:family="text">
      <style:text-properties style:font-name="Times New Roman" style:font-name-complex="Times New Roman" fo:color="#000000" fo:background-color="#FFFFFF"/>
    </style:style>
    <style:style style:name="T92" style:parent-style-name="Fonteparág.padrão" style:family="text">
      <style:text-properties style:font-name="Times New Roman" style:font-name-complex="Times New Roman" fo:color="#000000" fo:background-color="#FFFFFF"/>
    </style:style>
    <style:style style:name="T93" style:parent-style-name="Fonteparág.padrão" style:family="text">
      <style:text-properties style:font-name="Times New Roman" style:font-name-complex="Times New Roman" fo:color="#000000" fo:background-color="#FFFFFF"/>
    </style:style>
    <style:style style:name="T94" style:parent-style-name="Fonteparág.padrão" style:family="text">
      <style:text-properties style:font-name="Times New Roman" style:font-name-complex="Times New Roman" fo:color="#000000" fo:background-color="#FFFFFF"/>
    </style:style>
    <style:style style:name="T95" style:parent-style-name="Fonteparág.padrão" style:family="text">
      <style:text-properties style:font-name="Times New Roman" style:font-name-complex="Times New Roman" fo:color="#000000" fo:background-color="#FFFFFF"/>
    </style:style>
    <style:style style:name="T96" style:parent-style-name="Fonteparág.padrão" style:family="text">
      <style:text-properties style:font-name="Times New Roman" style:font-name-complex="Times New Roman" fo:color="#000000" fo:background-color="#FFFFFF"/>
    </style:style>
    <style:style style:name="T97" style:parent-style-name="Fonteparág.padrão" style:family="text">
      <style:text-properties style:font-name="Times New Roman" style:font-name-complex="Times New Roman" fo:color="#000000" fo:background-color="#FFFFFF"/>
    </style:style>
    <style:style style:name="T98" style:parent-style-name="Fonteparág.padrão" style:family="text">
      <style:text-properties style:font-name="Times New Roman" style:font-name-complex="Times New Roman" fo:color="#000000" fo:background-color="#FFFFFF"/>
    </style:style>
    <style:style style:name="P99" style:parent-style-name="Textbody" style:family="paragraph">
      <style:paragraph-properties fo:text-align="justify" fo:margin-bottom="0in" fo:line-height="150%" fo:text-indent="0.4923in"/>
    </style:style>
    <style:style style:name="T100" style:parent-style-name="Fonteparág.padrão" style:family="text">
      <style:text-properties style:font-name="Times New Roman" style:font-name-complex="Times New Roman" fo:color="#000000" fo:background-color="#FFFFFF"/>
    </style:style>
    <style:style style:name="T101" style:parent-style-name="Fonteparág.padrão" style:family="text">
      <style:text-properties style:font-name="Times New Roman" style:font-name-complex="Times New Roman" fo:color="#000000" fo:background-color="#FFFFFF"/>
    </style:style>
    <style:style style:name="T102" style:parent-style-name="Fonteparág.padrão" style:family="text">
      <style:text-properties style:font-name="Times New Roman" style:font-name-complex="Times New Roman" fo:color="#000000" fo:background-color="#FFFFFF"/>
    </style:style>
    <style:style style:name="T103" style:parent-style-name="Fonteparág.padrão" style:family="text">
      <style:text-properties style:font-name="Times New Roman" style:font-name-complex="Times New Roman" fo:color="#000000" fo:background-color="#FFFFFF"/>
    </style:style>
    <style:style style:name="T104" style:parent-style-name="Fonteparág.padrão" style:family="text">
      <style:text-properties style:font-name="Times New Roman" style:font-name-complex="Times New Roman" fo:color="#000000" fo:background-color="#FFFFFF"/>
    </style:style>
    <style:style style:name="T105" style:parent-style-name="Fonteparág.padrão" style:family="text">
      <style:text-properties style:font-name="Times New Roman" style:font-name-complex="Times New Roman" fo:color="#000000" fo:background-color="#FFFFFF"/>
    </style:style>
    <style:style style:name="T106" style:parent-style-name="Fonteparág.padrão" style:family="text">
      <style:text-properties style:font-name="Times New Roman" style:font-name-complex="Times New Roman" fo:color="#000000" fo:background-color="#FFFFFF"/>
    </style:style>
    <style:style style:name="T107" style:parent-style-name="Fonteparág.padrão" style:family="text">
      <style:text-properties style:font-name="Times New Roman" style:font-name-complex="Times New Roman" fo:color="#000000" fo:background-color="#FFFFFF"/>
    </style:style>
    <style:style style:name="P108" style:parent-style-name="Textbody" style:family="paragraph">
      <style:paragraph-properties fo:text-align="justify" fo:margin-bottom="0in" fo:line-height="150%" fo:text-indent="0.4923in"/>
    </style:style>
    <style:style style:name="P109" style:parent-style-name="Textbody" style:family="paragraph">
      <style:paragraph-properties fo:text-align="center" fo:margin-bottom="0in" fo:line-height="150%"/>
      <style:text-properties style:font-name="Times New Roman" style:font-name-complex="Times New Roman" fo:language="en"/>
    </style:style>
    <style:style style:name="P110" style:parent-style-name="Textbody" style:family="paragraph">
      <style:paragraph-properties fo:text-align="justify" fo:margin-bottom="0in" fo:line-height="150%" fo:text-indent="0.4923in"/>
    </style:style>
    <style:style style:name="T111" style:parent-style-name="Fonteparág.padrão" style:family="text">
      <style:text-properties style:font-name="Times New Roman" style:font-name-complex="Times New Roman" style:font-weight-complex="bold" fo:language="en"/>
    </style:style>
    <style:style style:name="T112" style:parent-style-name="Fonteparág.padrão" style:family="text">
      <style:text-properties style:font-name="Times New Roman" style:font-name-complex="Times New Roman" fo:language="en"/>
    </style:style>
    <style:style style:name="T113" style:parent-style-name="Hyperlink" style:family="text">
      <style:text-properties style:font-name="Times New Roman" style:font-name-complex="Times New Roman" style:use-window-font-color="true" style:text-underline-type="none" fo:language="en"/>
    </style:style>
    <style:style style:name="T114" style:parent-style-name="Fonteparág.padrão" style:family="text">
      <style:text-properties style:font-name="Times New Roman" style:font-name-complex="Times New Roman" fo:language="en"/>
    </style:style>
    <style:style style:name="T115" style:parent-style-name="Fonteparág.padrão" style:family="text">
      <style:text-properties style:font-name="Times New Roman" style:font-name-complex="Times New Roman" fo:language="en"/>
    </style:style>
    <style:style style:name="T116" style:parent-style-name="Hyperlink" style:family="text">
      <style:text-properties style:font-name="Times New Roman" style:font-name-complex="Times New Roman" style:use-window-font-color="true" style:text-underline-type="none" fo:language="en"/>
    </style:style>
    <style:style style:name="T117" style:parent-style-name="Fonteparág.padrão" style:family="text">
      <style:text-properties style:font-name="Times New Roman" style:font-name-complex="Times New Roman" fo:language="en"/>
    </style:style>
    <style:style style:name="T118" style:parent-style-name="Hyperlink" style:family="text">
      <style:text-properties style:font-name="Times New Roman" style:font-name-complex="Times New Roman" style:use-window-font-color="true" style:text-underline-type="none" fo:language="en"/>
    </style:style>
    <style:style style:name="T119" style:parent-style-name="Fonteparág.padrão" style:family="text">
      <style:text-properties style:font-name="Times New Roman" style:font-name-complex="Times New Roman" fo:language="en"/>
    </style:style>
    <style:style style:name="T120" style:parent-style-name="Hyperlink" style:family="text">
      <style:text-properties style:font-name="Times New Roman" style:font-name-complex="Times New Roman" style:use-window-font-color="true" style:text-underline-type="none" fo:language="en"/>
    </style:style>
    <style:style style:name="T121" style:parent-style-name="Fonteparág.padrão" style:family="text">
      <style:text-properties style:font-name="Times New Roman" style:font-name-complex="Times New Roman" fo:language="en"/>
    </style:style>
    <style:style style:name="T122" style:parent-style-name="Hyperlink" style:family="text">
      <style:text-properties style:font-name="Times New Roman" style:font-name-complex="Times New Roman" style:use-window-font-color="true" style:text-underline-type="none" fo:language="en"/>
    </style:style>
    <style:style style:name="T123" style:parent-style-name="Fonteparág.padrão" style:family="text">
      <style:text-properties style:font-name="Times New Roman" style:font-name-complex="Times New Roman" fo:language="en"/>
    </style:style>
    <style:style style:name="T124" style:parent-style-name="Fonteparág.padrão" style:family="text">
      <style:text-properties style:font-name="Times New Roman" style:font-name-complex="Times New Roman" fo:font-style="italic" style:font-style-asian="italic" style:font-style-complex="italic" fo:language="en"/>
    </style:style>
    <style:style style:name="T125" style:parent-style-name="Fonteparág.padrão" style:family="text">
      <style:text-properties style:font-name="Times New Roman" style:font-name-complex="Times New Roman" fo:language="en"/>
    </style:style>
    <style:style style:name="T126" style:parent-style-name="Hyperlink" style:family="text">
      <style:text-properties style:font-name="Times New Roman" style:font-name-complex="Times New Roman" style:use-window-font-color="true" style:text-underline-type="none" fo:language="en"/>
    </style:style>
    <style:style style:name="T127" style:parent-style-name="Fonteparág.padrão" style:family="text">
      <style:text-properties style:font-name="Times New Roman" style:font-name-complex="Times New Roman" fo:language="en"/>
    </style:style>
    <style:style style:name="T128" style:parent-style-name="Hyperlink" style:family="text">
      <style:text-properties style:font-name="Times New Roman" style:font-name-complex="Times New Roman" style:use-window-font-color="true" style:text-underline-type="none" fo:language="en"/>
    </style:style>
    <style:style style:name="T129" style:parent-style-name="Fonteparág.padrão" style:family="text">
      <style:text-properties style:font-name="Times New Roman" style:font-name-complex="Times New Roman" style:text-position="super 66.6%" fo:language="en"/>
    </style:style>
    <style:style style:name="T130" style:parent-style-name="Fonteparág.padrão" style:family="text">
      <style:text-properties style:font-name="Times New Roman" style:font-name-complex="Times New Roman" fo:language="en"/>
    </style:style>
    <style:style style:name="T131" style:parent-style-name="Hyperlink" style:family="text">
      <style:text-properties style:font-name="Times New Roman" style:font-name-complex="Times New Roman" style:use-window-font-color="true" style:text-underline-type="none" fo:language="en"/>
    </style:style>
    <style:style style:name="T132" style:parent-style-name="Hyperlink" style:family="text">
      <style:text-properties style:font-name="Times New Roman" style:font-name-complex="Times New Roman" style:use-window-font-color="true" style:text-underline-type="none" fo:language="en"/>
    </style:style>
    <style:style style:name="T133" style:parent-style-name="Fonteparág.padrão" style:family="text">
      <style:text-properties style:font-name="Times New Roman" style:font-name-complex="Times New Roman" fo:language="en"/>
    </style:style>
    <style:style style:name="P134" style:parent-style-name="Textbody" style:family="paragraph">
      <style:paragraph-properties fo:text-align="justify" fo:margin-bottom="0in" fo:line-height="150%" fo:text-indent="0.4923in"/>
    </style:style>
    <style:style style:name="P135" style:parent-style-name="Título2" style:family="paragraph">
      <style:paragraph-properties fo:text-align="center" fo:margin-top="0in" fo:margin-bottom="0in" fo:line-height="150%"/>
      <style:text-properties fo:font-size="12pt" style:font-size-asian="12pt" style:font-size-complex="12pt" fo:language="en"/>
    </style:style>
    <style:style style:name="P136" style:parent-style-name="NormalWeb" style:family="paragraph">
      <style:paragraph-properties fo:text-align="justify" fo:margin-top="0in" fo:margin-bottom="0in" fo:line-height="150%" fo:text-indent="0.4923in"/>
      <style:text-properties fo:color="#222222" fo:language="en"/>
    </style:style>
    <style:style style:name="P137" style:parent-style-name="NormalWeb" style:family="paragraph">
      <style:paragraph-properties fo:text-align="justify" fo:margin-top="0in" fo:margin-bottom="0in" fo:line-height="150%" fo:text-indent="0.4923in"/>
      <style:text-properties fo:color="#222222" fo:language="en"/>
    </style:style>
    <style:style style:name="P138" style:parent-style-name="Título2" style:family="paragraph">
      <style:paragraph-properties fo:text-align="center" fo:margin-top="0in" fo:margin-bottom="0in" fo:line-height="150%"/>
      <style:text-properties style:use-window-font-color="true" fo:font-size="12pt" style:font-size-asian="12pt" style:font-size-complex="12pt" fo:language="en"/>
    </style:style>
    <style:style style:name="P139" style:parent-style-name="NormalWeb" style:family="paragraph">
      <style:paragraph-properties fo:margin-top="0in" fo:margin-bottom="0in" fo:line-height="150%" fo:text-indent="0.4923in"/>
    </style:style>
    <style:style style:name="T140" style:parent-style-name="Hyperlink" style:family="text">
      <style:text-properties style:use-window-font-color="true" style:text-underline-type="none" fo:language="en"/>
    </style:style>
    <style:style style:name="T141" style:parent-style-name="Fonteparág.padrão" style:family="text">
      <style:text-properties fo:language="en"/>
    </style:style>
    <style:style style:name="T142" style:parent-style-name="Fonteparág.padrão" style:family="text">
      <style:text-properties fo:language="en"/>
    </style:style>
    <style:style style:name="T143" style:parent-style-name="Fonteparág.padrão" style:family="text">
      <style:text-properties fo:language="en"/>
    </style:style>
    <style:style style:name="P144" style:parent-style-name="Textbody" style:family="paragraph">
      <style:paragraph-properties fo:text-align="justify" fo:margin-bottom="0in" fo:line-height="150%"/>
      <style:text-properties style:font-name="Times New Roman" style:font-name-complex="Times New Roman" fo:color="#000000" fo:background-color="#FFFFFF"/>
    </style:style>
    <style:style style:name="P145" style:parent-style-name="Textbody" style:family="paragraph">
      <style:paragraph-properties fo:text-align="center" fo:margin-bottom="0in" fo:line-height="150%"/>
      <style:text-properties style:font-name="Times New Roman" style:font-name-complex="Times New Roman" fo:color="#000000" fo:background-color="#FFFFFF"/>
    </style:style>
    <style:style style:name="P146" style:parent-style-name="Textbody" style:family="paragraph">
      <style:paragraph-properties fo:text-align="center" fo:margin-bottom="0in" fo:line-height="150%"/>
      <style:text-properties style:font-name="Times New Roman" style:font-name-complex="Times New Roman" fo:color="#000000" fo:background-color="#FFFFFF"/>
    </style:style>
    <style:style style:name="P147" style:parent-style-name="Textbody" style:family="paragraph">
      <style:paragraph-properties fo:text-align="center" fo:margin-bottom="0in" fo:line-height="150%"/>
      <style:text-properties style:font-name="Times New Roman" style:font-name-complex="Times New Roman" fo:color="#000000" fo:background-color="#FFFFFF"/>
    </style:style>
    <style:style style:name="P148" style:parent-style-name="NormalWeb" style:family="paragraph">
      <style:paragraph-properties fo:text-align="justify" fo:margin-top="0in" fo:margin-bottom="0in" fo:line-height="150%" fo:text-indent="0.25in"/>
    </style:style>
    <style:style style:name="T149" style:parent-style-name="Fonteparág.padrão" style:family="text">
      <style:text-properties style:font-weight-complex="bold" fo:language="pt" fo:country="PT"/>
    </style:style>
    <style:style style:name="T150" style:parent-style-name="Fonteparág.padrão" style:family="text">
      <style:text-properties fo:language="pt" fo:country="PT"/>
    </style:style>
    <style:style style:name="T151" style:parent-style-name="Hyperlink" style:family="text">
      <style:text-properties style:use-window-font-color="true" style:text-underline-type="none" fo:language="pt" fo:country="PT"/>
    </style:style>
    <style:style style:name="T152" style:parent-style-name="Fonteparág.padrão" style:family="text">
      <style:text-properties fo:language="pt" fo:country="PT"/>
    </style:style>
    <style:style style:name="T153" style:parent-style-name="Hyperlink" style:family="text">
      <style:text-properties style:use-window-font-color="true" style:text-underline-type="none" fo:language="pt" fo:country="PT"/>
    </style:style>
    <style:style style:name="T154" style:parent-style-name="Fonteparág.padrão" style:family="text">
      <style:text-properties fo:language="pt" fo:country="PT"/>
    </style:style>
    <style:style style:name="T155" style:parent-style-name="Hyperlink" style:family="text">
      <style:text-properties style:use-window-font-color="true" style:text-underline-type="none" fo:language="pt" fo:country="PT"/>
    </style:style>
    <style:style style:name="T156" style:parent-style-name="Fonteparág.padrão" style:family="text">
      <style:text-properties fo:language="pt" fo:country="PT"/>
    </style:style>
    <style:style style:name="T157" style:parent-style-name="Hyperlink" style:family="text">
      <style:text-properties style:use-window-font-color="true" style:text-underline-type="none" fo:language="pt" fo:country="PT"/>
    </style:style>
    <style:style style:name="T158" style:parent-style-name="Fonteparág.padrão" style:family="text">
      <style:text-properties fo:language="pt" fo:country="PT"/>
    </style:style>
    <style:style style:name="T159" style:parent-style-name="Hyperlink" style:family="text">
      <style:text-properties style:use-window-font-color="true" style:text-underline-type="none" fo:language="pt" fo:country="PT"/>
    </style:style>
    <style:style style:name="T160" style:parent-style-name="Fonteparág.padrão" style:family="text">
      <style:text-properties fo:language="pt" fo:country="PT"/>
    </style:style>
    <style:style style:name="T161" style:parent-style-name="Hyperlink" style:family="text">
      <style:text-properties style:use-window-font-color="true" style:text-underline-type="none" fo:language="pt" fo:country="PT"/>
    </style:style>
    <style:style style:name="T162" style:parent-style-name="Fonteparág.padrão" style:family="text">
      <style:text-properties fo:language="pt" fo:country="PT"/>
    </style:style>
    <style:style style:name="T163" style:parent-style-name="Hyperlink" style:family="text">
      <style:text-properties style:use-window-font-color="true" style:text-underline-type="none" fo:language="pt" fo:country="PT"/>
    </style:style>
    <style:style style:name="T164" style:parent-style-name="Fonteparág.padrão" style:family="text">
      <style:text-properties fo:language="pt" fo:country="PT"/>
    </style:style>
    <style:style style:name="T165" style:parent-style-name="Hyperlink" style:family="text">
      <style:text-properties style:use-window-font-color="true" style:text-underline-type="none" fo:language="pt" fo:country="PT"/>
    </style:style>
    <style:style style:name="T166" style:parent-style-name="Fonteparág.padrão" style:family="text">
      <style:text-properties fo:language="pt" fo:country="PT"/>
    </style:style>
    <style:style style:name="T167" style:parent-style-name="Hyperlink" style:family="text">
      <style:text-properties style:use-window-font-color="true" style:text-underline-type="none" fo:language="pt" fo:country="PT"/>
    </style:style>
    <style:style style:name="T168" style:parent-style-name="Fonteparág.padrão" style:family="text">
      <style:text-properties fo:language="pt" fo:country="PT"/>
    </style:style>
    <style:style style:name="T169" style:parent-style-name="Hyperlink" style:family="text">
      <style:text-properties style:use-window-font-color="true" style:text-underline-type="none" fo:language="pt" fo:country="PT"/>
    </style:style>
    <style:style style:name="T170" style:parent-style-name="Fonteparág.padrão" style:family="text">
      <style:text-properties fo:language="pt" fo:country="PT"/>
    </style:style>
    <style:style style:name="P171" style:parent-style-name="NormalWeb" style:family="paragraph">
      <style:paragraph-properties fo:text-align="justify" fo:margin-top="0in" fo:margin-bottom="0in" fo:line-height="150%" fo:text-indent="0.25in"/>
      <style:text-properties fo:language="pt" fo:country="PT"/>
    </style:style>
    <style:style style:name="P172" style:parent-style-name="NormalWeb" style:family="paragraph">
      <style:paragraph-properties fo:text-align="center" fo:margin-top="0in" fo:margin-bottom="0in" fo:line-height="150%"/>
      <style:text-properties fo:language="pt" fo:country="PT"/>
    </style:style>
    <style:style style:name="P173" style:parent-style-name="NormalWeb" style:family="paragraph">
      <style:paragraph-properties fo:text-align="justify" fo:margin-top="0in" fo:margin-bottom="0in" fo:line-height="150%" fo:text-indent="0.25in"/>
    </style:style>
    <style:style style:name="T174" style:parent-style-name="Fonteparág.padrão" style:family="text">
      <style:text-properties fo:language="pt" fo:country="PT"/>
    </style:style>
    <style:style style:name="T175" style:parent-style-name="Hyperlink" style:family="text">
      <style:text-properties style:use-window-font-color="true" style:text-underline-type="none" fo:language="pt" fo:country="PT"/>
    </style:style>
    <style:style style:name="T176" style:parent-style-name="Fonteparág.padrão" style:family="text">
      <style:text-properties fo:language="pt" fo:country="PT"/>
    </style:style>
    <style:style style:name="T177" style:parent-style-name="Hyperlink" style:family="text">
      <style:text-properties style:use-window-font-color="true" style:text-underline-type="none" fo:language="pt" fo:country="PT"/>
    </style:style>
    <style:style style:name="T178" style:parent-style-name="Fonteparág.padrão" style:family="text">
      <style:text-properties fo:language="pt" fo:country="PT"/>
    </style:style>
    <style:style style:name="T179" style:parent-style-name="Hyperlink" style:family="text">
      <style:text-properties style:use-window-font-color="true" style:text-underline-type="none" fo:language="pt" fo:country="PT"/>
    </style:style>
    <style:style style:name="T180" style:parent-style-name="Fonteparág.padrão" style:family="text">
      <style:text-properties fo:language="pt" fo:country="PT"/>
    </style:style>
    <style:style style:name="T181" style:parent-style-name="Hyperlink" style:family="text">
      <style:text-properties style:font-style-complex="italic" style:use-window-font-color="true" style:text-underline-type="none" fo:language="pt" fo:country="PT"/>
    </style:style>
    <style:style style:name="T182" style:parent-style-name="Fonteparág.padrão" style:family="text">
      <style:text-properties fo:language="pt" fo:country="PT"/>
    </style:style>
    <style:style style:name="P183" style:parent-style-name="NormalWeb" style:family="paragraph">
      <style:paragraph-properties fo:text-align="justify" fo:margin-top="0in" fo:margin-bottom="0in" fo:line-height="150%" fo:text-indent="0.25in"/>
      <style:text-properties fo:language="pt" fo:country="PT"/>
    </style:style>
    <style:style style:name="P184" style:parent-style-name="NormalWeb" style:family="paragraph">
      <style:paragraph-properties fo:text-align="center" fo:margin-top="0in" fo:margin-bottom="0in" fo:line-height="150%"/>
      <style:text-properties style:font-weight-complex="bold" fo:language="pt" fo:country="PT"/>
    </style:style>
    <style:style style:name="P185" style:parent-style-name="NormalWeb" style:family="paragraph">
      <style:paragraph-properties fo:text-align="justify" fo:margin-top="0in" fo:margin-bottom="0in" fo:line-height="150%" fo:text-indent="0.2479in"/>
    </style:style>
    <style:style style:name="T186" style:parent-style-name="Fonteparág.padrão" style:family="text">
      <style:text-properties style:font-weight-complex="bold" fo:language="pt" fo:country="PT"/>
    </style:style>
    <style:style style:name="T187" style:parent-style-name="Fonteparág.padrão" style:family="text">
      <style:text-properties fo:language="pt" fo:country="PT"/>
    </style:style>
    <style:style style:name="T188" style:parent-style-name="Hyperlink" style:family="text">
      <style:text-properties style:use-window-font-color="true" style:text-underline-type="none" fo:language="pt" fo:country="PT"/>
    </style:style>
    <style:style style:name="T189" style:parent-style-name="Fonteparág.padrão" style:family="text">
      <style:text-properties fo:language="pt" fo:country="PT"/>
    </style:style>
    <style:style style:name="T190" style:parent-style-name="Hyperlink" style:family="text">
      <style:text-properties style:use-window-font-color="true" style:text-underline-type="none" fo:language="pt" fo:country="PT"/>
    </style:style>
    <style:style style:name="T191" style:parent-style-name="Fonteparág.padrão" style:family="text">
      <style:text-properties fo:language="pt" fo:country="PT"/>
    </style:style>
    <style:style style:name="T192" style:parent-style-name="Hyperlink" style:family="text">
      <style:text-properties style:use-window-font-color="true" style:text-underline-type="none" fo:language="pt" fo:country="PT"/>
    </style:style>
    <style:style style:name="T193" style:parent-style-name="Fonteparág.padrão" style:family="text">
      <style:text-properties fo:language="pt" fo:country="PT"/>
    </style:style>
    <style:style style:name="T194" style:parent-style-name="Hyperlink" style:family="text">
      <style:text-properties style:use-window-font-color="true" style:text-underline-type="none" fo:language="pt" fo:country="PT"/>
    </style:style>
    <style:style style:name="T195" style:parent-style-name="Fonteparág.padrão" style:family="text">
      <style:text-properties fo:language="pt" fo:country="PT"/>
    </style:style>
    <style:style style:name="T196" style:parent-style-name="Hyperlink" style:family="text">
      <style:text-properties style:use-window-font-color="true" style:text-underline-type="none" fo:language="pt" fo:country="PT"/>
    </style:style>
    <style:style style:name="T197" style:parent-style-name="Fonteparág.padrão" style:family="text">
      <style:text-properties fo:language="pt" fo:country="PT"/>
    </style:style>
    <style:style style:name="T198" style:parent-style-name="Hyperlink" style:family="text">
      <style:text-properties style:use-window-font-color="true" style:text-underline-type="none" fo:language="pt" fo:country="PT"/>
    </style:style>
    <style:style style:name="T199" style:parent-style-name="Fonteparág.padrão" style:family="text">
      <style:text-properties fo:language="pt" fo:country="PT"/>
    </style:style>
    <style:style style:name="T200" style:parent-style-name="Hyperlink" style:family="text">
      <style:text-properties style:use-window-font-color="true" style:text-underline-type="none" fo:language="pt" fo:country="PT"/>
    </style:style>
    <style:style style:name="T201" style:parent-style-name="Fonteparág.padrão" style:family="text">
      <style:text-properties fo:language="pt" fo:country="PT"/>
    </style:style>
    <style:style style:name="T202" style:parent-style-name="Hyperlink" style:family="text">
      <style:text-properties style:use-window-font-color="true" style:text-underline-type="none" fo:language="pt" fo:country="PT"/>
    </style:style>
    <style:style style:name="T203" style:parent-style-name="Fonteparág.padrão" style:family="text">
      <style:text-properties fo:language="pt" fo:country="PT"/>
    </style:style>
    <style:style style:name="T204" style:parent-style-name="Hyperlink" style:family="text">
      <style:text-properties style:use-window-font-color="true" style:text-underline-type="none" fo:language="pt" fo:country="PT"/>
    </style:style>
    <style:style style:name="T205" style:parent-style-name="Fonteparág.padrão" style:family="text">
      <style:text-properties fo:language="pt" fo:country="PT"/>
    </style:style>
    <style:style style:name="P206" style:parent-style-name="NormalWeb" style:family="paragraph">
      <style:paragraph-properties fo:text-align="justify" fo:margin-top="0in" fo:margin-bottom="0in" fo:line-height="150%" fo:text-indent="0.2479in"/>
    </style:style>
    <style:style style:name="T207" style:parent-style-name="Fonteparág.padrão" style:family="text">
      <style:text-properties fo:language="pt" fo:country="PT"/>
    </style:style>
    <style:style style:name="T208" style:parent-style-name="Hyperlink" style:family="text">
      <style:text-properties style:use-window-font-color="true" style:text-underline-type="none" fo:language="pt" fo:country="PT"/>
    </style:style>
    <style:style style:name="T209" style:parent-style-name="Fonteparág.padrão" style:family="text">
      <style:text-properties fo:language="pt" fo:country="PT"/>
    </style:style>
    <style:style style:name="T210" style:parent-style-name="Hyperlink" style:family="text">
      <style:text-properties style:use-window-font-color="true" style:text-underline-type="none" fo:language="pt" fo:country="PT"/>
    </style:style>
    <style:style style:name="T211" style:parent-style-name="Fonteparág.padrão" style:family="text">
      <style:text-properties fo:language="pt" fo:country="PT"/>
    </style:style>
    <style:style style:name="T212" style:parent-style-name="Hyperlink" style:family="text">
      <style:text-properties style:use-window-font-color="true" style:text-underline-type="none" fo:language="pt" fo:country="PT"/>
    </style:style>
    <style:style style:name="T213" style:parent-style-name="Fonteparág.padrão" style:family="text">
      <style:text-properties fo:language="pt" fo:country="PT"/>
    </style:style>
    <style:style style:name="P214" style:parent-style-name="NormalWeb" style:family="paragraph">
      <style:paragraph-properties fo:text-align="justify" fo:margin-top="0in" fo:margin-bottom="0in" fo:line-height="150%" fo:text-indent="0.2479in"/>
    </style:style>
    <style:style style:name="T215" style:parent-style-name="Fonteparág.padrão" style:family="text">
      <style:text-properties fo:language="pt" fo:country="PT"/>
    </style:style>
    <style:style style:name="T216" style:parent-style-name="Hyperlink" style:family="text">
      <style:text-properties style:use-window-font-color="true" style:text-underline-type="none" fo:language="pt" fo:country="PT"/>
    </style:style>
    <style:style style:name="T217" style:parent-style-name="Fonteparág.padrão" style:family="text">
      <style:text-properties fo:language="pt" fo:country="PT"/>
    </style:style>
    <style:style style:name="T218" style:parent-style-name="Hyperlink" style:family="text">
      <style:text-properties style:use-window-font-color="true" style:text-underline-type="none" fo:language="pt" fo:country="PT"/>
    </style:style>
    <style:style style:name="T219" style:parent-style-name="Fonteparág.padrão" style:family="text">
      <style:text-properties fo:language="pt" fo:country="PT"/>
    </style:style>
    <style:style style:name="T220" style:parent-style-name="Hyperlink" style:family="text">
      <style:text-properties style:use-window-font-color="true" style:text-underline-type="none" fo:language="pt" fo:country="PT"/>
    </style:style>
    <style:style style:name="T221" style:parent-style-name="Fonteparág.padrão" style:family="text">
      <style:text-properties fo:language="pt" fo:country="PT"/>
    </style:style>
    <style:style style:name="T222" style:parent-style-name="Hyperlink" style:family="text">
      <style:text-properties style:use-window-font-color="true" style:text-underline-type="none" fo:language="pt" fo:country="PT"/>
    </style:style>
    <style:style style:name="T223" style:parent-style-name="Fonteparág.padrão" style:family="text">
      <style:text-properties fo:language="pt" fo:country="PT"/>
    </style:style>
    <style:style style:name="T224" style:parent-style-name="Hyperlink" style:family="text">
      <style:text-properties style:use-window-font-color="true" style:text-underline-type="none" fo:language="pt" fo:country="PT"/>
    </style:style>
    <style:style style:name="T225" style:parent-style-name="Fonteparág.padrão" style:family="text">
      <style:text-properties fo:language="pt" fo:country="PT"/>
    </style:style>
    <style:style style:name="T226" style:parent-style-name="Hyperlink" style:family="text">
      <style:text-properties style:use-window-font-color="true" style:text-underline-type="none" fo:language="pt" fo:country="PT"/>
    </style:style>
    <style:style style:name="T227" style:parent-style-name="Fonteparág.padrão" style:family="text">
      <style:text-properties fo:language="pt" fo:country="PT"/>
    </style:style>
    <style:style style:name="T228" style:parent-style-name="Fonteparág.padrão" style:family="text">
      <style:text-properties fo:language="pt" fo:country="PT"/>
    </style:style>
    <style:style style:name="P229" style:parent-style-name="NormalWeb" style:family="paragraph">
      <style:paragraph-properties fo:text-align="center" fo:margin-top="0in" fo:margin-bottom="0in" fo:line-height="150%"/>
      <style:text-properties fo:language="pt" fo:country="PT"/>
    </style:style>
    <style:style style:name="P230" style:parent-style-name="NormalWeb" style:family="paragraph">
      <style:paragraph-properties fo:text-align="justify" fo:margin-top="0in" fo:margin-bottom="0in" fo:line-height="150%" fo:text-indent="0.4923in"/>
    </style:style>
    <style:style style:name="T231" style:parent-style-name="Fonteparág.padrão" style:family="text">
      <style:text-properties style:font-weight-complex="bold" fo:language="pt" fo:country="PT"/>
    </style:style>
    <style:style style:name="T232" style:parent-style-name="Fonteparág.padrão" style:family="text">
      <style:text-properties fo:language="pt" fo:country="PT"/>
    </style:style>
    <style:style style:name="T233" style:parent-style-name="Hyperlink" style:family="text">
      <style:text-properties style:use-window-font-color="true" style:text-underline-type="none" fo:language="pt" fo:country="PT"/>
    </style:style>
    <style:style style:name="T234" style:parent-style-name="Fonteparág.padrão" style:family="text">
      <style:text-properties fo:language="pt" fo:country="PT"/>
    </style:style>
    <style:style style:name="T235" style:parent-style-name="Hyperlink" style:family="text">
      <style:text-properties style:use-window-font-color="true" style:text-underline-type="none" fo:language="pt" fo:country="PT"/>
    </style:style>
    <style:style style:name="T236" style:parent-style-name="Fonteparág.padrão" style:family="text">
      <style:text-properties fo:language="pt" fo:country="PT"/>
    </style:style>
    <style:style style:name="T237" style:parent-style-name="Hyperlink" style:family="text">
      <style:text-properties style:use-window-font-color="true" style:text-underline-type="none" fo:language="pt" fo:country="PT"/>
    </style:style>
    <style:style style:name="T238" style:parent-style-name="Fonteparág.padrão" style:family="text">
      <style:text-properties fo:language="pt" fo:country="PT"/>
    </style:style>
    <style:style style:name="T239" style:parent-style-name="Hyperlink" style:family="text">
      <style:text-properties style:use-window-font-color="true" style:text-underline-type="none" fo:language="pt" fo:country="PT"/>
    </style:style>
    <style:style style:name="T240" style:parent-style-name="Fonteparág.padrão" style:family="text">
      <style:text-properties fo:language="pt" fo:country="PT"/>
    </style:style>
    <style:style style:name="T241" style:parent-style-name="Hyperlink" style:family="text">
      <style:text-properties style:use-window-font-color="true" style:text-underline-type="none" fo:language="pt" fo:country="PT"/>
    </style:style>
    <style:style style:name="T242" style:parent-style-name="Fonteparág.padrão" style:family="text">
      <style:text-properties fo:language="pt" fo:country="PT"/>
    </style:style>
  </office:automatic-styles>
  <office:body>
    <office:text text:use-soft-page-breaks="true">
      <text:p text:style-name="P1">SEI FAI - FACULDADE DE ITAPIRANGA</text:p>
      <text:p text:style-name="P2"/>
      <text:p text:style-name="P3">AMBIENTES OPERACIONAIS LIVRES - LINUX I<text:s/></text:p>
      <text:p text:style-name="P4">ALÉSSIO INÁCIO CAGLIARI</text:p>
      <text:p text:style-name="P5"/>
      <text:p text:style-name="P6"><text:span text:style-name="T7">JONAS KUHN</text:span></text:p>
      <text:p text:style-name="P8"/>
      <text:p text:style-name="P9">DISTRIBUIÇÕES BASEADAS NO DEBIAN</text:p>
      <text:p text:style-name="P10"/>
      <text:p text:style-name="P11"><text:span text:style-name="T12">1.</text:span><text:a xlink:href="https://www.debian.org/misc/children-distros.pt.html#collax" office:target-frame-name="_top" xlink:show="replace"><text:span text:style-name="T13">Collax</text:span></text:a></text:p>
      <text:p text:style-name="P14"><text:span text:style-name="T15">Collax é um servidor </text:span><text:span text:style-name="T16">appliance</text:span><text:span text:style-name="T17"> baseado no Debian. Ela provê um<text:s/></text:span><text:span text:style-name="T18">firewall, servidor de e-mail com proteção antivírus, servidor de fax, gateway VPN, servidor SMS, proxy web e funcionalidades de acesso remoto.</text:span></text:p>
      <text:p text:style-name="P19"/>
      <text:p text:style-name="P20"><text:span text:style-name="T21">2.</text:span><text:a xlink:href="https://www.debian.org/misc/children-distros.pt.html#debian-jp" office:target-frame-name="_top" xlink:show="replace"><text:span text:style-name="T22">Debian JP</text:span></text:a></text:p>
      <text:p text:style-name="P23"><text:span text:style-name="T24">Debian JP é uma dis</text:span><text:span text:style-name="T25">tribuição baseada em Debian orientada a usuários finais japoneses. Esses projetos são elaborados principalmente para a internacionalização da distribuição Debian, sendo todas as alterações contribuídas para o projeto principal. O projeto começou distribuin</text:span><text:span text:style-name="T26">do um conjunto de pacotes para a distribuição </text:span><text:span text:style-name="T27">Hamm</text:span><text:span text:style-name="T28"> e agora provê Cds baseados em versões oficiais.</text:span></text:p>
      <text:p text:style-name="P29"/>
      <text:p text:style-name="P30"><text:span text:style-name="T31">3.</text:span><text:a xlink:href="https://www.debian.org/misc/children-distros.pt.html#stonegate" office:target-frame-name="_top" xlink:show="replace"><text:span text:style-name="T32">Stonegate</text:span></text:a></text:p>
      <text:p text:style-name="P33"><text:span text:style-name="T34">Stonegate é um firewall de alta disponibilidade com rede privad</text:span><text:span text:style-name="T35">a virtual (VPN) e capacidades de balanço de carga. Estas capacidades são código fechado (proprietárias) mas a base do sistema operacional é o Debian GNU/Linux.</text:span></text:p>
      <text:p text:style-name="P36"/>
      <text:p text:style-name="P37">5.Kali Linux</text:p>
      <text:p text:style-name="P38"/>
      <text:p text:style-name="P39"><text:span text:style-name="T40">Kali Linux é uma distribuição </text:span><text:a xlink:href="https://pt.wikipedia.org/wiki/GNU/Linux" office:target-frame-name="_top" xlink:show="replace"><text:span text:style-name="T41">GNU/Linux</text:span></text:a><text:span text:style-name="T42"> baseada no </text:span><text:a xlink:href="https://pt.wikipedia.org/wiki/Debian" office:target-frame-name="_top" xlink:show="replace"><text:span text:style-name="T43">Debian</text:span></text:a><text:span text:style-name="T44">, considerado o sucessor do </text:span><text:a xlink:href="https://pt.wikipedia.org/wiki/BackTrack" office:target-frame-name="_top" xlink:show="replace"><text:span text:style-name="T45">Back Track</text:span></text:a><text:span text:style-name="T46">. O projeto apresenta várias melhorias, além de mais aplicativos. É<text:s/></text:span><text:span text:style-name="T47">voltado principalmente para auditoria e </text:span><text:a xlink:href="https://pt.wikipedia.org/wiki/Segurança_de_computadores" office:target-frame-name="_top" xlink:show="replace"><text:span text:style-name="T48">segurança de computadores</text:span></text:a><text:span text:style-name="T49"> em geral. É desenvolvido e mantido pela </text:span><text:span text:style-name="T50">Offensive Security Ltd</text:span><text:span text:style-name="T51">. Desde 21 de janeiro de 2016, é uma distribuição rolli</text:span><text:span text:style-name="T52">ng-release, ou seja, que sempre está se atualizando.</text:span></text:p>
      <text:p text:style-name="P53"><text:span text:style-name="T54">O Kali Linux dispõe de numerosos softwares pré-instalados, incluindo o </text:span><text:a xlink:href="https://pt.wikipedia.org/wiki/Nmap" office:target-frame-name="_top" xlink:show="replace"><text:span text:style-name="T55">Nmap</text:span></text:a><text:span text:style-name="T56"> (port scanner), </text:span><text:a xlink:href="https://pt.wikipedia.org/wiki/Wireshark" office:target-frame-name="_top" xlink:show="replace"><text:span text:style-name="T57">Wireshark</text:span></text:a><text:span text:style-name="T58"> (um </text:span><text:span text:style-name="T59">sniffer</text:span><text:span text:style-name="T60">), </text:span><text:a xlink:href="https://pt.wikipedia.org/wiki/John_the_Ripper" office:target-frame-name="_top" xlink:show="replace"><text:span text:style-name="T61">John the Ripper</text:span></text:a><text:span text:style-name="T62"> (crackeador de </text:span><text:a xlink:href="https://pt.wikipedia.org/wiki/Password" office:target-frame-name="_top" xlink:show="replace"><text:span text:style-name="T63">password</text:span></text:a><text:span text:style-name="T64">) e </text:span><text:a xlink:href="https://pt.wikipedia.org/wiki/Aircrack-ng" office:target-frame-name="_top" xlink:show="replace"><text:span text:style-name="T65">Aircrack-ng</text:span></text:a><text:span text:style-name="T66"> (software para testes de segurança em redes sem fios). O sistema pode ser utilizado a partir de um </text:span><text:a xlink:href="https://pt.wikipedia.org/wiki/Live_CD" office:target-frame-name="_top" xlink:show="replace"><text:span text:style-name="T67">Live<text:s/></text:span><text:soft-page-break/><text:span text:style-name="T68">CD</text:span></text:a><text:span text:style-name="T69"> ou </text:span><text:a xlink:href="https://pt.wikipedia.org/wiki/Live_USB" office:target-frame-name="_top" xlink:show="replace"><text:span text:style-name="T70">live-usb</text:span></text:a><text:span text:style-name="T71">, além de poder ser instal</text:span><text:span text:style-name="T72">ado como sistema operacional principal. É distribuído em imagens </text:span><text:a xlink:href="https://pt.wikipedia.org/wiki/Imagem_ISO" office:target-frame-name="_top" xlink:show="replace"><text:span text:style-name="T73">ISO</text:span></text:a><text:span text:style-name="T74"> compilados para diferentes arquiteturas (32/64 bits e </text:span><text:a xlink:href="https://pt.wikipedia.org/wiki/Arquitetura_ARM" office:target-frame-name="_top" xlink:show="replace"><text:span text:style-name="T75">ARM</text:span></text:a><text:span text:style-name="T76">).</text:span></text:p>
      <text:p text:style-name="P77"/>
      <text:p text:style-name="P78"><text:span text:style-name="T79">6.</text:span><text:span text:style-name="T80">Lin</text:span><text:span text:style-name="T81">spire</text:span></text:p>
      <text:p text:style-name="P82"><text:span text:style-name="T83">Linspire é um </text:span><text:a xlink:href="https://pt.wikipedia.org/wiki/Sistema_operativo" office:target-frame-name="_top" xlink:show="replace"><text:span text:style-name="T84">sistema operativo</text:span></text:a><text:span text:style-name="T85"> tipo </text:span><text:a xlink:href="https://pt.wikipedia.org/wiki/GNU/Linux" office:target-frame-name="_top" xlink:show="replace"><text:span text:style-name="T86">GNU/Linux</text:span></text:a><text:span text:style-name="T87"> intuitivo com um </text:span><text:span text:style-name="T88">desktop</text:span><text:span text:style-name="T89"> (</text:span><text:a xlink:href="https://pt.wikipedia.org/wiki/Ambiente_de_trabalho" office:target-frame-name="_top" xlink:show="replace"><text:span text:style-name="T90">ambiente de trabalho</text:span></text:a><text:span text:style-name="T91">) semelhante ao </text:span><text:a xlink:href="https://pt.wikipedia.org/wiki/Windows_XP" office:target-frame-name="_top" xlink:show="replace"><text:span text:style-name="T92">Windows XP</text:span></text:a><text:span text:style-name="T93">). O nome Linspire sucedeu ao antigo Lindows, a empresa criadora deste sistema foi obrigada a mudar de novo devido à imposição da </text:span><text:a xlink:href="https://pt.wikipedia.org/wiki/Microsoft" office:target-frame-name="_top" xlink:show="replace"><text:span text:style-name="T94">Microsoft</text:span></text:a><text:span text:style-name="T95">. O chefe da empresa Linspire é </text:span><text:a xlink:href="https://pt.wikipedia.org/wiki/Michael_Robertson" office:target-frame-name="_top" xlink:show="replace"><text:span text:style-name="T96">Michael Robertson</text:span></text:a><text:span text:style-name="T97">. O objetivo desse sistema operativo é concorrer com Windows XP e tornar-se sistema p</text:span><text:span text:style-name="T98">adrão, ou seja, vir previamente instalado num computador, como sucede com o seu rival da Microsoft.</text:span></text:p>
      <text:p text:style-name="P99"><text:span text:style-name="T100">A versão 5 inclui o </text:span><text:a xlink:href="https://pt.wikipedia.org/wiki/OpenOffice.org" office:target-frame-name="_top" xlink:show="replace"><text:span text:style-name="T101">OpenOffice.org</text:span></text:a><text:span text:style-name="T102">, uma aplicação semelhante ao </text:span><text:a xlink:href="https://pt.wikipedia.org/wiki/Microsoft_Office" office:target-frame-name="_top" xlink:show="replace"><text:span text:style-name="T103">Microsoft Office</text:span></text:a><text:span text:style-name="T104"> que permite abrir </text:span><text:a xlink:href="https://pt.wikipedia.org/wiki/Arquivo_de_computador" office:target-frame-name="_top" xlink:show="replace"><text:span text:style-name="T105">ficheiros</text:span></text:a><text:span text:style-name="T106"> desse programa. Segundo os responsáveis pela empresa criadora deste sistema oper</text:span><text:span text:style-name="T107">ativo, este é mais viável e seguro que o Windows XP.</text:span></text:p>
      <text:p text:style-name="P108"/>
      <text:p text:style-name="P109">7.Astra Linux</text:p>
      <text:p text:style-name="P110"><text:span text:style-name="T111">Astra Linux</text:span><text:span text:style-name="T112"><text:s/>é um<text:s/></text:span><text:a office:title="Computer operating system" xlink:href="https://en.wikipedia.org/wiki/Computer_operating_system" office:target-frame-name="_top" xlink:show="replace"><text:span text:style-name="T113">Sistema operational de computador</text:span></text:a><text:span text:style-name="T114"><text:s/>desenvolvido para atender as nece</text:span><text:span text:style-name="T115">ssidades do<text:s/></text:span><text:a office:title="Russian army" xlink:href="https://en.wikipedia.org/wiki/Russian_army" office:target-frame-name="_top" xlink:show="replace"><text:span text:style-name="T116">exército russo</text:span></text:a><text:span text:style-name="T117">,<text:s/></text:span><text:a office:title="Armed forces" xlink:href="https://en.wikipedia.org/wiki/Armed_forces" office:target-frame-name="_top" xlink:show="replace"><text:span text:style-name="T118">forças armadas</text:span></text:a><text:span text:style-name="T119"><text:s/>e<text:s/></text:span><text:a office:title="Intelligence agency" xlink:href="https://en.wikipedia.org/wiki/Intelligence_agency" office:target-frame-name="_top" xlink:show="replace"><text:span text:style-name="T120">agências de inteligência</text:span></text:a><text:span text:style-name="T121">. Ele oferece<text:s/></text:span><text:a office:title="Data protection" xlink:href="https://en.wikipedia.org/wiki/Data_protection" office:target-frame-name="_top" xlink:show="replace"><text:span text:style-name="T122">proteção de dados</text:span></text:a><text:span text:style-name="T123"><text:s/>até o nível de<text:s/></text:span><text:span text:style-name="T124">"top secret"</text:span><text:span text:style-name="T125">. Tenham sido oficialmente certificadas pelo<text:s/></text:span><text:a office:title="Russian Defense Ministry" xlink:href="https://en.wikipedia.org/wiki/Russian_Defense_Ministry" office:target-frame-name="_top" xlink:show="replace"><text:span text:style-name="T126">Ministério da defesa russo</text:span></text:a><text:span text:style-name="T127">,<text:s/></text:span><text:a office:title="Federal Service for Technical and Export Control (page does not exist)" xlink:href="https://en.wikipedia.org/w/index.php?title=Federal_Service_for_Technical_and_Export_Control&amp;action=edit&amp;redlink=1" office:target-frame-name="_top" xlink:show="replace"><text:span text:style-name="T128">Serviço Federal para técnico e controle de exportação</text:span></text:a><text:span text:style-name="T129"><text:s/></text:span><text:span text:style-name="T130">e<text:s/></text:span><text:a office:title="Federal Security Service" xlink:href="https://en.wikipedia.org/wiki/Federal_Security_Service" office:target-frame-name="_top" xlink:show="replace"><text:span text:style-name="T131">Serviço de segurança<text:s/></text:span><text:span text:style-name="T132">Federal</text:span></text:a><text:span text:style-name="T133">.</text:span></text:p>
      <text:p text:style-name="P134"/>
      <text:h text:style-name="P135" text:outline-level="2"><text:bookmark-start text:name="doudoulinux"/>8.DoudouLinux<text:bookmark-end text:name="doudoulinux"/></text:h>
      <text:p text:style-name="P136">DoudouLinux é projetado especialmente para as crianças a fazer o computador usar como fácil e agradável possível para eles. DoudouLinux fornece dezenas de aplicações que se adequam a crianças de 2 a 12 anos de idade e dá-lhes um ambiente tão fácil de usar como uma consola de jogos.<text:s/></text:p>
      <text:p text:style-name="P137"/>
      <text:h text:style-name="P138" text:outline-level="2"><text:bookmark-start text:name="ubuntu"/>9.Ubuntu<text:bookmark-end text:name="ubuntu"/></text:h>
      <text:p text:style-name="P139"><text:a xlink:href="http://www.ubuntu.com/" office:target-frame-name="_top" xlink:show="replace"><text:span text:style-name="T140">Ubuntu</text:span></text:a><text:span text:style-name="T141"><text:s/>é uma distribuição Linux que começa com a amplitude do Debian e adiciona versões regulares (a cada seis meses), um foco claro no usuário e usabilid</text:span><text:span text:style-name="T142">ade (deveria Apenas trabalho, TM) e um compromisso com as atualizações de segurança, com nove meses de suporte para cada lançamento. Ubuntu é fornecido com a mais recente unidade e KDE libera bem como uma selecção de servidor e software de desktop que faz<text:s/></text:span><text:span text:style-name="T143">para uma confortável experiência desktop CD uma única instalação.<text:s/></text:span></text:p>
      <text:p text:style-name="P144"/>
      <text:p text:style-name="P145">DISTRIBUIÇÕES BASEADAS NO UBUNTU</text:p>
      <text:p text:style-name="P146"/>
      <text:soft-page-break/>
      <text:p text:style-name="P147">1.Kubuntu</text:p>
      <text:p text:style-name="P148"><text:span text:style-name="T149">Kubuntu</text:span><text:span text:style-name="T150"><text:s/>é um projeto derivado do<text:s/></text:span><text:a office:title="Ubuntu (distribuição de Linux)" xlink:href="https://pt.wikipedia.org/wiki/Ubuntu_(distribui%C3%A7%C3%A3o_de_Linux)" office:target-frame-name="_top" xlink:show="replace"><text:span text:style-name="T151">Ubuntu</text:span></text:a><text:span text:style-name="T152">, uma<text:s/></text:span><text:a office:title="Lista de distribuições de Linux" xlink:href="https://pt.wikipedia.org/wiki/Lista_de_distribui%C3%A7%C3%B5es_de_Linux" office:target-frame-name="_top" xlink:show="replace"><text:span text:style-name="T153">distribuição</text:span></text:a><text:span text:style-name="T154"><text:s/>do<text:s/></text:span><text:a office:title="Sistema operacional" xlink:href="https://pt.wikipedia.org/wiki/Sistema_operacional" office:target-frame-name="_top" xlink:show="replace"><text:span text:style-name="T155">sistema operacional</text:span></text:a><text:span text:style-name="T156"><text:s/></text:span><text:a office:title="GNU/Linux" xlink:href="https://pt.wikipedia.org/wiki/GNU/Linux" office:target-frame-name="_top" xlink:show="replace"><text:span text:style-name="T157">GNU/Linux</text:span></text:a><text:span text:style-name="T158">. Na verdade o Kubuntu e o Ubuntu são o mesmo projeto, mas ao contrário do Ubuntu, que vem com o ambiente gráfico<text:s/></text:span><text:a office:title="Unity (interface de usuário)" xlink:href="https://pt.wikipedia.org/wiki/Unity_(interface_de_usu%C3%A1rio)" office:target-frame-name="_top" xlink:show="replace"><text:span text:style-name="T159">Unity</text:span></text:a><text:span text:style-name="T160">, ele vem com o<text:s/></text:span><text:a office:title="KDE" xlink:href="https://pt.wikipedia.org/wiki/KDE" office:target-frame-name="_top" xlink:show="replace"><text:span text:style-name="T161">KDE</text:span></text:a><text:span text:style-name="T162"><text:s/>e programas feitos para KDE, como o navegador<text:s/></text:span><text:a office:title="Konqueror" xlink:href="https://pt.wikipedia.org/wiki/Konqueror" office:target-frame-name="_top" xlink:show="replace"><text:span text:style-name="T163">Konqueror</text:span></text:a><text:span text:style-name="T164">,<text:s/></text:span><text:a office:title="Kontact" xlink:href="https://pt.wikipedia.org/wiki/Kontact" office:target-frame-name="_top" xlink:show="replace"><text:span text:style-name="T165">Kontact</text:span></text:a><text:span text:style-name="T166"><text:s/>(para e-mails,<text:s/></text:span><text:a office:title="RSS" xlink:href="https://pt.wikipedia.org/wiki/RSS" office:target-frame-name="_top" xlink:show="replace"><text:span text:style-name="T167">RSS</text:span></text:a><text:span text:style-name="T168"><text:s/>e calendário) e<text:s/></text:span><text:a office:title="Amarok (software)" xlink:href="https://pt.wikipedia.org/wiki/Amarok_(software)" office:target-frame-name="_top" xlink:show="replace"><text:span text:style-name="T169">Amarok</text:span></text:a><text:span text:style-name="T170">, o tocador de músicas. Ele usa o mesmo repositório de pacotes que o Ubuntu.</text:span></text:p>
      <text:p text:style-name="P171"/>
      <text:p text:style-name="P172">2.Xubuntu</text:p>
      <text:p text:style-name="P173"><text:span text:style-name="T174">O Xubuntu utiliza por sua vez o ambiente<text:s/></text:span><text:a office:title="Xfce" xlink:href="https://pt.wikipedia.org/wiki/Xfce" office:target-frame-name="_top" xlink:show="replace"><text:span text:style-name="T175">Xfce</text:span></text:a><text:span text:style-name="T176"><text:s/>que, utilizando menos recursos de sistema, funciona melhor com computadores mais antigos. É pensado para usuários com computadores menos potentes, ou que precisam de um ambiente de trabalho eficiente em computadores mais rápidos. O Xubuntu também utiliza principalmente aplicativos<text:s/></text:span><text:a office:title="GTK+" xlink:href="https://pt.wikipedia.org/wiki/GTK%2B" office:target-frame-name="_top" xlink:show="replace"><text:span text:style-name="T177">GTK+</text:span></text:a><text:span text:style-name="T178"><text:s/>que foram desenvolvidos para utilizar menos recursos que seus equivalentes<text:s/></text:span><text:a office:title="GNOME" xlink:href="https://pt.wikipedia.org/wiki/GNOME" office:target-frame-name="_top" xlink:show="replace"><text:span text:style-name="T179">GNOME</text:span></text:a><text:span text:style-name="T180">. Mesmo assim, o Xubuntu tem acesso aos mesmos arquivos de aplicativos que o Ubuntu e pode executar a maioria dos mesmos aplicativos com apenas pequenas diferenças na<text:s/></text:span><text:a office:title="Interface" xlink:href="https://pt.wikipedia.org/wiki/Interface" office:target-frame-name="_top" xlink:show="replace"><text:span text:style-name="T181">interface</text:span></text:a><text:span text:style-name="T182"><text:s/>(devido à utilização de ambientes diferentes).</text:span></text:p>
      <text:p text:style-name="P183"/>
      <text:p text:style-name="P184">3.Ubuntu Studio</text:p>
      <text:p text:style-name="P185"><text:span text:style-name="T186">Ubuntu Studio</text:span><text:span text:style-name="T187"><text:s/>é uma<text:s/></text:span><text:a office:title="Distribuição Linux" xlink:href="https://pt.wikipedia.org/wiki/Distribui%C3%A7%C3%A3o_Linux" office:target-frame-name="_top" xlink:show="replace"><text:span text:style-name="T188">distribuição Linux</text:span></text:a><text:span text:style-name="T189"><text:s/>baseada no<text:s/></text:span><text:a office:title="Ubuntu (distribuição de Linux)" xlink:href="https://pt.wikipedia.org/wiki/Ubuntu_(distribui%C3%A7%C3%A3o_de_Linux)" office:target-frame-name="_top" xlink:show="replace"><text:span text:style-name="T190">Ubuntu</text:span></text:a><text:span text:style-name="T191"><text:s/>voltada para pessoas ligadas à edição de material<text:s/></text:span><text:a office:title="Multimídia" xlink:href="https://pt.wikipedia.org/wiki/Multim%C3%ADdia" office:target-frame-name="_top" xlink:show="replace"><text:span text:style-name="T192">multimídia</text:span></text:a><text:span text:style-name="T193"><text:s/>como<text:s/></text:span><text:a office:title="Áudio" xlink:href="https://pt.wikipedia.org/wiki/%C3%81udio" office:target-frame-name="_top" xlink:show="replace"><text:span text:style-name="T194">áudio</text:span></text:a><text:span text:style-name="T195">,<text:s/></text:span><text:a office:title="Vídeo" xlink:href="https://pt.wikipedia.org/wiki/V%C3%ADdeo" office:target-frame-name="_top" xlink:show="replace"><text:span text:style-name="T196">vídeo</text:span></text:a><text:span text:style-name="T197"><text:s/>e<text:s/></text:span><text:a office:title="Imagem" xlink:href="https://pt.wikipedia.org/wiki/Imagem" office:target-frame-name="_top" xlink:show="replace"><text:span text:style-name="T198">imagem</text:span></text:a><text:span text:style-name="T199">. Conta com melhorias de acesso à<text:s/></text:span><text:a office:title="Hardware" xlink:href="https://pt.wikipedia.org/wiki/Hardware" office:target-frame-name="_top" xlink:show="replace"><text:span text:style-name="T200">hardwares</text:span></text:a><text:span text:style-name="T201"><text:s/>com finalidades semelhantes, como<text:s/></text:span><text:a office:title="Placa de vídeo" xlink:href="https://pt.wikipedia.org/wiki/Placa_de_v%C3%ADdeo" office:target-frame-name="_top" xlink:show="replace"><text:span text:style-name="T202">placa de vídeo</text:span></text:a><text:span text:style-name="T203"><text:s/>e de<text:s/></text:span><text:a office:title="Placa de som" xlink:href="https://pt.wikipedia.org/wiki/Placa_de_som" office:target-frame-name="_top" xlink:show="replace"><text:span text:style-name="T204">placa de som</text:span></text:a><text:span text:style-name="T205">.<text:s/></text:span></text:p>
      <text:p text:style-name="P206"><text:span text:style-name="T207">Esta distribuição chama-se Ubuntu Studio por se tratar de um<text:s/></text:span><text:a office:title="Sistema operacional" xlink:href="https://pt.wikipedia.org/wiki/Sistema_operacional" office:target-frame-name="_top" xlink:show="replace"><text:span text:style-name="T208">sistema operacional</text:span></text:a><text:span text:style-name="T209"><text:s/>voltado para aplicações<text:s/></text:span><text:a office:title="Multimidia" xlink:href="https://pt.wikipedia.org/wiki/Multimidia" office:target-frame-name="_top" xlink:show="replace"><text:span text:style-name="T210">multimidia</text:span></text:a><text:span text:style-name="T211">, beneficiando da inclusão de um<text:s/></text:span><text:a office:title="Núcleo (informática)" xlink:href="https://pt.wikipedia.org/wiki/N%C3%BAcleo_(inform%C3%A1tica)" office:target-frame-name="_top" xlink:show="replace"><text:span text:style-name="T212">núcleo</text:span></text:a><text:span text:style-name="T213"><text:s/>de TR (tempo-real), sendo ideal para ilhas de edição e várias outras aplicações que envolvam trabalhos gráficos ou de áudio em tempo-real.<text:s/></text:span></text:p>
      <text:p text:style-name="P214"><text:span text:style-name="T215">O Ubuntu Studio já vem com programas previamente instalados, como o<text:s/></text:span><text:a office:title="Blender" xlink:href="https://pt.wikipedia.org/wiki/Blender" office:target-frame-name="_top" xlink:show="replace"><text:span text:style-name="T216">Blender</text:span></text:a><text:span text:style-name="T217"><text:s/>(Modelagem e animação 3d),<text:s/></text:span><text:a office:title="Ardour" xlink:href="https://pt.wikipedia.org/wiki/Ardour" office:target-frame-name="_top" xlink:show="replace"><text:span text:style-name="T218">Ardour</text:span></text:a><text:span text:style-name="T219"><text:s/>(Edição de áudio/MIDI multipista),<text:s/></text:span><text:a office:title="Audacity" xlink:href="https://pt.wikipedia.org/wiki/Audacity" office:target-frame-name="_top" xlink:show="replace"><text:span text:style-name="T220">Audacity</text:span></text:a><text:span text:style-name="T221"><text:s/>(edição de áudio),<text:s/></text:span><text:a office:title="GIMP" xlink:href="https://pt.wikipedia.org/wiki/GIMP" office:target-frame-name="_top" xlink:show="replace"><text:span text:style-name="T222">GIMP</text:span></text:a><text:span text:style-name="T223"><text:s/>(poderoso editor de imagens),<text:s/></text:span><text:a office:title="Inkscape" xlink:href="https://pt.wikipedia.org/wiki/Inkscape" office:target-frame-name="_top" xlink:show="replace"><text:span text:style-name="T224">Inkscape</text:span></text:a><text:span text:style-name="T225"><text:s/>(Desenhos vetoriais),<text:s/></text:span><text:a office:title="OpenShot" xlink:href="https://pt.wikipedia.org/wiki/OpenShot" office:target-frame-name="_top" xlink:show="replace"><text:span text:style-name="T226">OpenShot</text:span></text:a><text:span text:style-name="T227"><text:s/>(edição de Video), dentre outros</text:span><text:span text:style-name="T228">.</text:span></text:p>
      <text:p text:style-name="P229">4.Ubuntu MATE</text:p>
      <text:p text:style-name="P230"><text:span text:style-name="T231">Ubuntu MATE</text:span><text:span text:style-name="T232"><text:s/>é uma distribuição<text:s/></text:span><text:a office:title="Software livre e de código aberto" xlink:href="https://pt.wikipedia.org/wiki/Software_livre_e_de_c%C3%B3digo_aberto" office:target-frame-name="_top" xlink:show="replace"><text:span text:style-name="T233">livre e de código aberto</text:span></text:a><text:span text:style-name="T234"><text:s/></text:span><text:a office:title="Linux" xlink:href="https://pt.wikipedia.org/wiki/Linux" office:target-frame-name="_top" xlink:show="replace"><text:span text:style-name="T235">Linux</text:span></text:a><text:span text:style-name="T236"><text:s/>que é derivado do<text:s/></text:span><text:a office:title="Ubuntu" xlink:href="https://pt.wikipedia.org/wiki/Ubuntu" office:target-frame-name="_top" xlink:show="replace"><text:span text:style-name="T237">Ubuntu</text:span></text:a><text:span text:style-name="T238">. Sua principal diferenciação a partir do Ubuntu é que ele usa o<text:s/></text:span><text:a office:title="MATE (software) (página não existe)" xlink:href="https://pt.wikipedia.org/w/index.php?title=MATE_(software)&amp;action=edit&amp;redlink=1" office:target-frame-name="_top" xlink:show="replace"><text:span text:style-name="T239">MATE</text:span></text:a><text:span text:style-name="T240"><text:s/>ambiente de desktop como o seu padrão interface de utilizador, com base no GNOME 2 que foi usado para versões do Ubuntu antes de 11,04, em vez da<text:s/></text:span><text:a office:title="Unidade (interface de usuário) (página não existe)" xlink:href="https://pt.wikipedia.org/w/index.php?title=Unidade_(interface_de_usu%C3%A1rio)&amp;action=edit&amp;redlink=1" office:target-frame-name="_top" xlink:show="replace"><text:span text:style-name="T241">Unity</text:span></text:a><text:span text:style-name="T242"><text:s/>shell gráfica que é a interface de usuário padrão para o desktop do Ubuntu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Normal" style:default-outline-level="2">
      <style:paragraph-properties style:vertical-align="auto" fo:margin-top="0.1784in" fo:margin-bottom="0.1784in"/>
      <style:text-properties style:font-name="Times New Roman" style:font-name-asian="Times New Roman" style:font-name-complex="Times New Roman" fo:color="#000000" style:letter-kerning="false" fo:font-size="17pt" style:font-size-asian="17pt" style:font-size-complex="17pt" style:language-asian="pt" style:country-asian="B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q" style:display-name="q" style:family="text"/>
    <style:style style:name="Ênfase" style:display-name="Ênfase" style:family="text">
      <style:text-properties fo:font-style="italic" style:font-style-asian="italic" style:font-style-complex="italic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2Char" style:display-name="Título 2 Char" style:family="text" style:parent-style-name="Fonteparág.padrão">
      <style:text-properties style:font-name="Times New Roman" style:font-name-asian="Times New Roman" style:font-name-complex="Times New Roman" fo:color="#000000" style:letter-kerning="false" fo:font-size="17pt" style:font-size-asian="17pt" style:font-size-complex="17pt" style:language-asian="pt" style:country-asian="BR" style:language-complex="ar" style:country-complex="SA"/>
    </style:style>
    <style:style style:name="NormalWeb" style:display-name="Normal (Web)" style:family="paragraph" style:parent-style-name="Normal">
      <style:paragraph-properties style:vertical-align="auto" fo:margin-top="0.25in" fo:margin-bottom="0.25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nas Kuhn</dc:creator>
    <meta:creation-date>2017-08-15T21:44:00Z</meta:creation-date>
    <dc:date>2017-08-16T12:48:00Z</dc:date>
    <meta:template xlink:href="Normal" xlink:type="simple"/>
    <meta:editing-cycles>3</meta:editing-cycles>
    <meta:editing-duration>PT3240S</meta:editing-duration>
    <meta:document-statistic meta:page-count="3" meta:paragraph-count="23" meta:word-count="1820" meta:character-count="11629" meta:row-count="81" meta:non-whitespace-character-count="9832"/>
  </office:meta>
</office:document-meta>
</file>